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8pt" style:text-underline-style="solid" style:text-underline-width="auto" style:text-underline-color="font-color" officeooo:rsid="000b3a82" officeooo:paragraph-rsid="000b3a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15pt" fo:font-weight="bold" officeooo:rsid="00191890" officeooo:paragraph-rsid="00191890" style:font-size-asian="13.1000003814697pt" style:font-weight-asian="bold" style:font-size-complex="15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22pt" style:text-underline-style="none" fo:font-weight="bold" officeooo:rsid="000b3a82" officeooo:paragraph-rsid="00191890" style:font-size-asian="22pt" style:font-weight-asian="bold" style:font-size-complex="22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20pt" fo:font-weight="bold" officeooo:rsid="000b3a82" officeooo:paragraph-rsid="00191890" style:font-size-asian="20pt" style:font-weight-asian="bold" style:font-size-complex="20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20pt" fo:font-weight="bold" officeooo:rsid="0045dc99" officeooo:paragraph-rsid="00359003" style:font-size-asian="20pt" style:font-weight-asian="bold" style:font-size-complex="20pt" style:font-weight-complex="bold"/>
    </style:style>
    <style:style style:name="P6" style:family="paragraph" style:parent-style-name="Header">
      <style:paragraph-properties fo:text-align="center" style:justify-single-word="false"/>
      <style:text-properties officeooo:paragraph-rsid="0022970f"/>
    </style:style>
    <style:style style:name="P7" style:family="paragraph" style:parent-style-name="Header">
      <style:paragraph-properties fo:text-align="center" style:justify-single-word="false"/>
      <style:text-properties officeooo:rsid="0037a05c" officeooo:paragraph-rsid="0037a05c"/>
    </style:style>
    <style:style style:name="P8" style:family="paragraph" style:parent-style-name="Standard">
      <style:text-properties fo:font-size="16pt" style:text-underline-style="none" fo:font-weight="bold" officeooo:rsid="004981b3" officeooo:paragraph-rsid="004981b3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fo:font-size="16pt" style:text-underline-style="none" fo:font-weight="bold" officeooo:rsid="004981b3" officeooo:paragraph-rsid="004981b3" style:font-size-asian="16pt" style:font-weight-asian="bold" style:font-size-complex="16pt" style:font-weight-complex="bold"/>
    </style:style>
    <style:style style:name="P10" style:family="paragraph" style:parent-style-name="Text_20_body">
      <style:text-properties fo:font-weight="normal" officeooo:rsid="004e83c3" officeooo:paragraph-rsid="004e83c3" style:font-weight-asian="normal" style:font-weight-complex="normal"/>
    </style:style>
    <style:style style:name="P11" style:family="paragraph" style:parent-style-name="Header" style:master-page-name="First_20_Page">
      <style:paragraph-properties fo:text-align="center" style:justify-single-word="false" style:page-number="auto"/>
      <style:text-properties fo:font-size="28pt" style:text-underline-style="none" fo:font-weight="bold" officeooo:rsid="0045dc99" officeooo:paragraph-rsid="0043789d" style:font-size-asian="28pt" style:font-weight-asian="bold" style:font-size-complex="28pt" style:font-weight-complex="bold"/>
    </style:style>
    <style:style style:name="T1" style:family="text">
      <style:text-properties fo:font-size="8pt" officeooo:rsid="000d3832" style:font-size-asian="8pt" style:font-size-complex="8pt"/>
    </style:style>
    <style:style style:name="T2" style:family="text">
      <style:text-properties officeooo:rsid="004616ff"/>
    </style:style>
    <style:style style:name="T3" style:family="text">
      <style:text-properties officeooo:rsid="004d1db3"/>
    </style:style>
    <style:style style:name="T4" style:family="text">
      <style:text-properties officeooo:rsid="004e83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istemas y Tecnologías Web</text:p>
      <text:p text:style-name="P3"/>
      <text:p text:style-name="P5">Práctica <text:span text:style-name="T4">6</text:span></text:p>
      <text:p text:style-name="P4"/>
      <text:p text:style-name="P4"/>
      <text:p text:style-name="P4"/>
      <text:p text:style-name="P2">Rubén Gabás Celimendiz 59073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4">5</text:span> – <text:span text:style-name="T3">Mayo</text:span> – 201<text:span text:style-name="T2">6</text:span></text:p>
      <text:p text:style-name="P9">Recursos y operaciones</text:p>
      <text:p text:style-name="P8"/>
      <text:p text:style-name="P10">He utilizado los recursos fácilitados en el apartado p6 pero he cambiado el backend por el desarrollado en la p5.</text:p>
      <text:p text:style-name="P10">Se ha desarrollado el mostrar lista de notas, añadir notas y borrar nota.</text:p>
      <text:p text:style-name="P10">He tenido muchos problemas para que el formidable me reconociera los parametros enviados por la petición http.post y también a la hora de subir ficheros en angularjs.</text:p>
      <text:p text:style-name="P10">He tenido que desarrollar una directiva y una factoria en angular para que me funcionara correctamente con la librería formidable.js y para poder subir ficheros.</text:p>
      <text:p text:style-name="P10">He limitado a que se pueda subir solamente un fichero de v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oettekst_20_zonder_20_streep" style:display-name="Voettekst zonder streep" style:family="paragraph" style:parent-style-name="Footer">
      <style:paragraph-properties fo:line-height="100%">
        <style:tab-stops>
          <style:tab-stop style:position="8.001cm" style:type="center"/>
          <style:tab-stop style:position="15.25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text-underline-style="solid" style:text-underline-width="auto" style:text-underline-color="font-color" officeooo:rsid="000b3a82" officeooo:paragraph-rsid="000b3a82" style:font-size-asian="8pt" style:font-size-complex="8pt"/>
    </style:style>
    <style:style style:name="MT1" style:family="text">
      <style:text-properties fo:font-size="8pt" officeooo:rsid="000d3832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text:tab/><text:tab/><text:span text:style-name="MT1">Rubén Gabás Celimendiz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08:08.467766198</meta:creation-date>
    <dc:date>2016-05-05T19:28:32.976888046</dc:date>
    <meta:editing-duration>PT14H32M35S</meta:editing-duration>
    <meta:editing-cycles>38</meta:editing-cycles>
    <meta:generator>LibreOffice/5.1.2.2$Linux_X86_64 LibreOffice_project/10m0$Build-2</meta:generator>
    <meta:document-statistic meta:table-count="0" meta:image-count="0" meta:object-count="0" meta:page-count="2" meta:paragraph-count="11" meta:word-count="117" meta:character-count="701" meta:non-whitespace-character-count="592"/>
  </office:meta>
</office:document-meta>
</file>